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10.982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lação Militares_B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'NIP'</text:p>
          </table:table-cell>
          <table:table-cell office:value-type="string" calcext:value-type="string">
            <text:p>'POSTO_GRAD'</text:p>
          </table:table-cell>
          <table:table-cell office:value-type="string" calcext:value-type="string">
            <text:p>'ESP.'</text:p>
          </table:table-cell>
          <table:table-cell office:value-type="string" calcext:value-type="string">
            <text:p>'SUBESP.'</text:p>
          </table:table-cell>
          <table:table-cell office:value-type="string" calcext:value-type="string">
            <text:p>'NOME DE GUERRA'</text:p>
          </table:table-cell>
          <table:table-cell office:value-type="string" calcext:value-type="string">
            <text:p>'NOME COMPLETO'</text:p>
          </table:table-cell>
          <table:table-cell office:value-type="string" calcext:value-type="string">
            <text:p>'DEPARTAMENTO'</text:p>
          </table:table-cell>
          <table:table-cell office:value-type="string" calcext:value-type="string">
            <text:p>'RESTRICAO'</text:p>
          </table:table-cell>
        </table:table-row>
        <table:table-row table:style-name="ro1">
          <table:table-cell office:value-type="string" calcext:value-type="string">
            <text:p>'95.0049.63'</text:p>
          </table:table-cell>
          <table:table-cell office:value-type="string" calcext:value-type="string">
            <text:p>'CMG '</text:p>
          </table:table-cell>
          <table:table-cell office:value-type="string" calcext:value-type="string">
            <text:p>SB</text:p>
          </table:table-cell>
          <table:table-cell/>
          <table:table-cell office:value-type="string" calcext:value-type="string">
            <text:p>'CETRIM'</text:p>
          </table:table-cell>
          <table:table-cell office:value-type="string" calcext:value-type="string">
            <text:p>'LUIZ EDUARDO CETRIM MACIEL'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95.0509.65'</text:p>
          </table:table-cell>
          <table:table-cell office:value-type="string" calcext:value-type="string">
            <text:p>'CF'</text:p>
          </table:table-cell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'ALBINO'</text:p>
          </table:table-cell>
          <table:table-cell office:value-type="string" calcext:value-type="string">
            <text:p>'ALBINO MANOEL BORGES SANTOS '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'97.0347.97'</text:p>
          </table:table-cell>
          <table:table-cell office:value-type="string" calcext:value-type="string">
            <text:p>'CF'</text:p>
          </table:table-cell>
          <table:table-cell table:number-columns-repeated="2"/>
          <table:table-cell office:value-type="string" calcext:value-type="string">
            <text:p>'WAGNER SILVA '</text:p>
          </table:table-cell>
          <table:table-cell office:value-type="string" calcext:value-type="string">
            <text:p>'WAGNER RAMAHO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4.0214.87'</text:p>
          </table:table-cell>
          <table:table-cell office:value-type="string" calcext:value-type="string">
            <text:p>'CC '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'JOIA'</text:p>
          </table:table-cell>
          <table:table-cell office:value-type="string" calcext:value-type="string">
            <text:p>'LEONARDO MACIEL JOI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0.0357.18'</text:p>
          </table:table-cell>
          <table:table-cell office:value-type="string" calcext:value-type="string">
            <text:p>'CC'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'MADSON'</text:p>
          </table:table-cell>
          <table:table-cell office:value-type="string" calcext:value-type="string">
            <text:p>'MADSON VINICIUS AGUIAR SIQUEIRA 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8.0652.92'</text:p>
          </table:table-cell>
          <table:table-cell office:value-type="string" calcext:value-type="string">
            <text:p>'CC'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'LAVICH'</text:p>
          </table:table-cell>
          <table:table-cell office:value-type="string" calcext:value-type="string">
            <text:p>'FREDERICO CAVALHEIRO LAVICH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85.8232.36'</text:p>
          </table:table-cell>
          <table:table-cell office:value-type="string" calcext:value-type="string">
            <text:p>'CC'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'MIRANDA'</text:p>
          </table:table-cell>
          <table:table-cell office:value-type="string" calcext:value-type="string">
            <text:p>'THIAGO LUIZ DUARTE MIRAND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1999.98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'ALEXANDRE'</text:p>
          </table:table-cell>
          <table:table-cell office:value-type="string" calcext:value-type="string">
            <text:p>'ALEXANDRE DE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3.0266.98'</text:p>
          </table:table-cell>
          <table:table-cell office:value-type="string" calcext:value-type="string">
            <text:p>'CT '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'COSTA SILVA'</text:p>
          </table:table-cell>
          <table:table-cell office:value-type="string" calcext:value-type="string">
            <text:p>'GILENO COSTA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1.0658.26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NATÁLIA'</text:p>
          </table:table-cell>
          <table:table-cell office:value-type="string" calcext:value-type="string">
            <text:p>'NATÁLIA MARIA SOUZA DA CRUZ BELLADONN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2.0779.17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'AILTON JUNIOR'</text:p>
          </table:table-cell>
          <table:table-cell office:value-type="string" calcext:value-type="string">
            <text:p>'AILTON DE SOUZA JUNIO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13.0800.67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S </text:p>
          </table:table-cell>
          <table:table-cell/>
          <table:table-cell office:value-type="string" calcext:value-type="string">
            <text:p>'RAMPAZZO'</text:p>
          </table:table-cell>
          <table:table-cell office:value-type="string" calcext:value-type="string">
            <text:p>'FELIPE SILVA RAMPAZZ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3.0804.66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'GABRIEL BARRETO'</text:p>
          </table:table-cell>
          <table:table-cell office:value-type="string" calcext:value-type="string">
            <text:p>'GABRIEL GOMES BARRET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86.5157.64'</text:p>
          </table:table-cell>
          <table:table-cell office:value-type="string" calcext:value-type="string">
            <text:p>CT'</text:p>
          </table:table-cell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'SILVA MENDES'</text:p>
          </table:table-cell>
          <table:table-cell office:value-type="string" calcext:value-type="string">
            <text:p>'PHILLIP DA SILVA MENDES 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0.0033.47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'CUEVAS'</text:p>
          </table:table-cell>
          <table:table-cell office:value-type="string" calcext:value-type="string">
            <text:p>'KAYO CUEVAS DE AZEVEDO SOARES TORR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0.0036.22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LILIAN BORGES'</text:p>
          </table:table-cell>
          <table:table-cell office:value-type="string" calcext:value-type="string">
            <text:p>'LILIAN LAURA BORGES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5.1145.20'</text:p>
          </table:table-cell>
          <table:table-cell office:value-type="string" calcext:value-type="string">
            <text:p>'CT-RM2 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ORLANDO'</text:p>
          </table:table-cell>
          <table:table-cell office:value-type="string" calcext:value-type="string">
            <text:p>'ORLANDO CANTELMO JÚNIOR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86.7535.92'</text:p>
          </table:table-cell>
          <table:table-cell office:value-type="string" calcext:value-type="string">
            <text:p>'CT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KELVIN GOMES'</text:p>
          </table:table-cell>
          <table:table-cell office:value-type="string" calcext:value-type="string">
            <text:p>'KELVIN GOMES DA COS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9.0009.09'</text:p>
          </table:table-cell>
          <table:table-cell office:value-type="string" calcext:value-type="string">
            <text:p>'1T-RM2 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ROSÂNGELA'</text:p>
          </table:table-cell>
          <table:table-cell office:value-type="string" calcext:value-type="string">
            <text:p>'ROSÂNGELA SANTOS DA SILVA <text:s text:c="16"/>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7.0915.01'</text:p>
          </table:table-cell>
          <table:table-cell office:value-type="string" calcext:value-type="string">
            <text:p>'1T-RM2'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'WILCILENE CRISTOV?O'</text:p>
          </table:table-cell>
          <table:table-cell office:value-type="string" calcext:value-type="string">
            <text:p>'WILCILENE DE SOUZA CRISTOV?O <text:s text:c="6"/>'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'16.0881.58'</text:p>
          </table:table-cell>
          <table:table-cell office:value-type="string" calcext:value-type="string">
            <text:p>'1T-RM2 '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'CIDIANI'</text:p>
          </table:table-cell>
          <table:table-cell office:value-type="string" calcext:value-type="string">
            <text:p>'CIDIANI MAGRI MARQUÊZ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86.9341.55'</text:p>
          </table:table-cell>
          <table:table-cell office:value-type="string" calcext:value-type="string">
            <text:p>'1T'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'RAYONE'</text:p>
          </table:table-cell>
          <table:table-cell office:value-type="string" calcext:value-type="string">
            <text:p>'RAIONE LEAL DO NASCIMENT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8.0903.71'</text:p>
          </table:table-cell>
          <table:table-cell office:value-type="string" calcext:value-type="string">
            <text:p>'1T-RM2'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'BEATRIZ MACEDO'</text:p>
          </table:table-cell>
          <table:table-cell office:value-type="string" calcext:value-type="string">
            <text:p>'BEATRIZ NOGUEIRA TAVARES DE MACED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9.0318.23'</text:p>
          </table:table-cell>
          <table:table-cell office:value-type="string" calcext:value-type="string">
            <text:p>'2T-QC'</text:p>
          </table:table-cell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'DIENNYFER'</text:p>
          </table:table-cell>
          <table:table-cell office:value-type="string" calcext:value-type="string">
            <text:p>'DIENNYFER DINIZ LIM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22.3478.28'</text:p>
          </table:table-cell>
          <table:table-cell office:value-type="string" calcext:value-type="string">
            <text:p>'2T-RM2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MARIANA FLÔRES'</text:p>
          </table:table-cell>
          <table:table-cell office:value-type="string" calcext:value-type="string">
            <text:p>'MARIANA FLÔRES DE OLIV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22.3525.20'</text:p>
          </table:table-cell>
          <table:table-cell office:value-type="string" calcext:value-type="string">
            <text:p>'2T-RM2'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'DANIELA SANTOS'</text:p>
          </table:table-cell>
          <table:table-cell office:value-type="string" calcext:value-type="string">
            <text:p>'DANIELA BEZERRA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23.0094.20'</text:p>
          </table:table-cell>
          <table:table-cell office:value-type="string" calcext:value-type="string">
            <text:p>'GM-RM2'</text:p>
          </table:table-cell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'SOUZA'</text:p>
          </table:table-cell>
          <table:table-cell office:value-type="string" calcext:value-type="string">
            <text:p>'LUCAS DE SOUZA ROS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86.2886.0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ROSEMBERG'</text:p>
          </table:table-cell>
          <table:table-cell office:value-type="string" calcext:value-type="string">
            <text:p>'ROSEMBERG GONCALVES DE SOUZ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86.8059.32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ASSUNÇ?O'</text:p>
          </table:table-cell>
          <table:table-cell office:value-type="string" calcext:value-type="string">
            <text:p>'EVANDRO HENRIQUE ASSUNÇ?O PINHEIR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06.3976.62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LEXANDRE'</text:p>
          </table:table-cell>
          <table:table-cell office:value-type="string" calcext:value-type="string">
            <text:p>'ALEXANDRE FERREIRA DE ALMEID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86.8438.42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SANDRO'</text:p>
          </table:table-cell>
          <table:table-cell office:value-type="string" calcext:value-type="string">
            <text:p>'SANDRO VINICIUS ALVES DA SILV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6.9672.58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CLÁUDIO COSTA'</text:p>
          </table:table-cell>
          <table:table-cell office:value-type="string" calcext:value-type="string">
            <text:p>'CLÁUDIO COSTA DOS SANTOS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7.0486.7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VALE'</text:p>
          </table:table-cell>
          <table:table-cell office:value-type="string" calcext:value-type="string">
            <text:p>'JORGE ANDRÉ DO VALE FERNAND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86.7039.19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NONATO'</text:p>
          </table:table-cell>
          <table:table-cell office:value-type="string" calcext:value-type="string">
            <text:p>'RAIMUNDO NONATO FERREIRA RIBEIR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86.5982.87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NA'</text:p>
          </table:table-cell>
          <table:table-cell/>
          <table:table-cell office:value-type="string" calcext:value-type="string">
            <text:p>'BUSSINGER'</text:p>
          </table:table-cell>
          <table:table-cell office:value-type="string" calcext:value-type="string">
            <text:p>'MARCELO DA SILVA BUSSINGE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87.2743.6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LUIS'</text:p>
          </table:table-cell>
          <table:table-cell office:value-type="string" calcext:value-type="string">
            <text:p>'ROMILSON LUIS MARTINS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5.1111.2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JAX'</text:p>
          </table:table-cell>
          <table:table-cell office:value-type="string" calcext:value-type="string">
            <text:p>'AJAX DIAS BARBOS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6.0090.80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S.SILVA'</text:p>
          </table:table-cell>
          <table:table-cell office:value-type="string" calcext:value-type="string">
            <text:p>'GIVANILDO DOS SANTOS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5.0135.7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JUNIOR'</text:p>
          </table:table-cell>
          <table:table-cell office:value-type="string" calcext:value-type="string">
            <text:p>'SERGIO ROBERTO BARBOSA VIANNA JUNIOR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5.1046.58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BEL'</text:p>
          </table:table-cell>
          <table:table-cell office:value-type="string" calcext:value-type="string">
            <text:p>'ABEL JUNIOR LOBATO RODRIGU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06.8541.3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HILDON'</text:p>
          </table:table-cell>
          <table:table-cell office:value-type="string" calcext:value-type="string">
            <text:p>'HILDON FREITAS DA COST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5.1132.2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OLIVEIRA'</text:p>
          </table:table-cell>
          <table:table-cell office:value-type="string" calcext:value-type="string">
            <text:p>'RAPHAEL MONTEIRO DE OLIVEIR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6.8427.90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JO?O LUIZ'</text:p>
          </table:table-cell>
          <table:table-cell office:value-type="string" calcext:value-type="string">
            <text:p>'JO?O LUIZ DOS SANTOS MARCOLIN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06.9440.94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JÚNIOR'</text:p>
          </table:table-cell>
          <table:table-cell office:value-type="string" calcext:value-type="string">
            <text:p>'ROMILDO GOMES DO NASCIMENTO JÚ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7.0766.8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FRANCISCATTI'</text:p>
          </table:table-cell>
          <table:table-cell office:value-type="string" calcext:value-type="string">
            <text:p>'JULIO CESAR DIAS FRANCISCATTI <text:s text:c="2"/>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87.1949.1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 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LAUTER'</text:p>
          </table:table-cell>
          <table:table-cell office:value-type="string" calcext:value-type="string">
            <text:p>'GLAUTER BARROS COST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87.1341.28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ARVALHO'</text:p>
          </table:table-cell>
          <table:table-cell office:value-type="string" calcext:value-type="string">
            <text:p>'ROBSON LUIZ DE CARVALH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87.2964.38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JAMES ROSSY PEREIR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87.2210.6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ARMO'</text:p>
          </table:table-cell>
          <table:table-cell office:value-type="string" calcext:value-type="string">
            <text:p>'MARCOS PAULO DO CARMO NOGUEIR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7.2695.7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WILTER'</text:p>
          </table:table-cell>
          <table:table-cell office:value-type="string" calcext:value-type="string">
            <text:p>'WILTER CAETANO DA SILVA JUNIO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87.2690.9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LUIS HENRIQUE MACHADO DE OLIVEIR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7.2705.0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EDEIROS'</text:p>
          </table:table-cell>
          <table:table-cell office:value-type="string" calcext:value-type="string">
            <text:p>'MARCELO MEDEIROS DA SILV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86.3904.8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BARROS'</text:p>
          </table:table-cell>
          <table:table-cell office:value-type="string" calcext:value-type="string">
            <text:p>'ROBERTO BARROS DE QUEIROZ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5.1220.36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UCIANO PEREIRA PINTO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5.1121.7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I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ILBERTO'</text:p>
          </table:table-cell>
          <table:table-cell office:value-type="string" calcext:value-type="string">
            <text:p>'GILBERTO SOUZA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5.0636.84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HAGAS'</text:p>
          </table:table-cell>
          <table:table-cell office:value-type="string" calcext:value-type="string">
            <text:p>'FRANCISCO CHAGAS DOS SANTO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'87.3491.4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SISLEI'</text:p>
          </table:table-cell>
          <table:table-cell office:value-type="string" calcext:value-type="string">
            <text:p>'SISLEI MELO DA COST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95.0929.60 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FÁBIO DE ARAUJO ALMEIDA CAMIL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6.6231.58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ASSIS'</text:p>
          </table:table-cell>
          <table:table-cell office:value-type="string" calcext:value-type="string">
            <text:p>'WAGNER FERREIRA DE ASSI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5.0938.77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ARAUJO'</text:p>
          </table:table-cell>
          <table:table-cell office:value-type="string" calcext:value-type="string">
            <text:p>'ALEXANDRE BATISTA DE ARAUJO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'95.1118.9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EMERSON'</text:p>
          </table:table-cell>
          <table:table-cell office:value-type="string" calcext:value-type="string">
            <text:p>'EMERSON JOSÉ FER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6.0193.0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JAILSON'</text:p>
          </table:table-cell>
          <table:table-cell office:value-type="string" calcext:value-type="string">
            <text:p>'JAILSON ARLINDO DURADE DA SILV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96.0200.59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DANIEL'</text:p>
          </table:table-cell>
          <table:table-cell office:value-type="string" calcext:value-type="string">
            <text:p>'DANIEL SILVA DE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6.0201.1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FABIANO DOS RAMOS FUND?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6.0213.7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ANGELO'</text:p>
          </table:table-cell>
          <table:table-cell office:value-type="string" calcext:value-type="string">
            <text:p>'FERNANDO ANGELO DE LIM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6.0204.74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SI'</text:p>
          </table:table-cell>
          <table:table-cell/>
          <table:table-cell office:value-type="string" calcext:value-type="string">
            <text:p>'SERGIO'</text:p>
          </table:table-cell>
          <table:table-cell office:value-type="string" calcext:value-type="string">
            <text:p>'SERGIO ANTONIO FERREIRA NASCIMENT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6.0101.77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JO?O MARCELO'</text:p>
          </table:table-cell>
          <table:table-cell office:value-type="string" calcext:value-type="string">
            <text:p>'JO?O MARCELO ALBUQUERQUE DE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6.0902.5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P'</text:p>
          </table:table-cell>
          <table:table-cell/>
          <table:table-cell office:value-type="string" calcext:value-type="string">
            <text:p>'HUGO'</text:p>
          </table:table-cell>
          <table:table-cell office:value-type="string" calcext:value-type="string">
            <text:p>'VITOR HUGO SANTOS MO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6.0213.3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MAIA'</text:p>
          </table:table-cell>
          <table:table-cell office:value-type="string" calcext:value-type="string">
            <text:p>'FABIO SILVA MAI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6.0899.46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DAVILA'</text:p>
          </table:table-cell>
          <table:table-cell office:value-type="string" calcext:value-type="string">
            <text:p>'ROGER DAVILA ALV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7.0185.1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I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FONTENELE'</text:p>
          </table:table-cell>
          <table:table-cell office:value-type="string" calcext:value-type="string">
            <text:p>'FRANCISCO JOSE SILVA FONTENELE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7.1128.95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SATURNINO'</text:p>
          </table:table-cell>
          <table:table-cell office:value-type="string" calcext:value-type="string">
            <text:p>'ANTONIO VIDAL SATURNIN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7.0153.18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ARCUS ANTONIO GUIMAR?ES DOS SAN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6.0209.0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ADELMO'</text:p>
          </table:table-cell>
          <table:table-cell office:value-type="string" calcext:value-type="string">
            <text:p>'ADELMO OSMARINO PIR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6.0108.5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HENRIQUE'</text:p>
          </table:table-cell>
          <table:table-cell office:value-type="string" calcext:value-type="string">
            <text:p>'LUIS HENRIQUE BRITO BARBOS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6.1028.29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IRA'</text:p>
          </table:table-cell>
          <table:table-cell office:value-type="string" calcext:value-type="string">
            <text:p>'FLÁVIO ANTONIO LIRA DA SILV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96.1139.87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GADELHA'</text:p>
          </table:table-cell>
          <table:table-cell office:value-type="string" calcext:value-type="string">
            <text:p>'ALEX SANDRO DA SILVA GADELH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6.1036.12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C'</text:p>
          </table:table-cell>
          <table:table-cell/>
          <table:table-cell office:value-type="string" calcext:value-type="string">
            <text:p>'WELLITON'</text:p>
          </table:table-cell>
          <table:table-cell office:value-type="string" calcext:value-type="string">
            <text:p>'WELLITON LUIZ DA SILV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7.0173.70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ARMSTRONG'</text:p>
          </table:table-cell>
          <table:table-cell office:value-type="string" calcext:value-type="string">
            <text:p>'ARMSTRONG GOMES ARAUJ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7.0188.72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FREIRE'</text:p>
          </table:table-cell>
          <table:table-cell office:value-type="string" calcext:value-type="string">
            <text:p>'JOSÉ DE JESUS FREIRE MA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7.1040.35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SI'</text:p>
          </table:table-cell>
          <table:table-cell/>
          <table:table-cell office:value-type="string" calcext:value-type="string">
            <text:p>'CAMPELLO'</text:p>
          </table:table-cell>
          <table:table-cell office:value-type="string" calcext:value-type="string">
            <text:p>'ROBSON DA SILVA CAMPELLO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97.1141.89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C'</text:p>
          </table:table-cell>
          <table:table-cell/>
          <table:table-cell office:value-type="string" calcext:value-type="string">
            <text:p>'GUEDES'</text:p>
          </table:table-cell>
          <table:table-cell office:value-type="string" calcext:value-type="string">
            <text:p>'CLAUDENILDO GUEDES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7.0192.59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P'</text:p>
          </table:table-cell>
          <table:table-cell/>
          <table:table-cell office:value-type="string" calcext:value-type="string">
            <text:p>'VALENTE'</text:p>
          </table:table-cell>
          <table:table-cell office:value-type="string" calcext:value-type="string">
            <text:p>'JOSE RAIMUNDO VALENTE COS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98.0315.97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SOUZA'</text:p>
          </table:table-cell>
          <table:table-cell office:value-type="string" calcext:value-type="string">
            <text:p>'MARCIO FERREIRA DE SOUZ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99.1957.80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OSTA'</text:p>
          </table:table-cell>
          <table:table-cell office:value-type="string" calcext:value-type="string">
            <text:p>'WAGNER COST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5.0384.93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OGER'</text:p>
          </table:table-cell>
          <table:table-cell office:value-type="string" calcext:value-type="string">
            <text:p>'ROGER DE ABREU ELIA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7.1070.85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VIVAS'</text:p>
          </table:table-cell>
          <table:table-cell office:value-type="string" calcext:value-type="string">
            <text:p>'SAMUEL VIVAS COUTINHO DA SILV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7.0161.87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MOTA'</text:p>
          </table:table-cell>
          <table:table-cell office:value-type="string" calcext:value-type="string">
            <text:p>'WALLACE DOS SANTOS MOT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6.7108.9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EDNALDO'</text:p>
          </table:table-cell>
          <table:table-cell office:value-type="string" calcext:value-type="string">
            <text:p>'CARLOS EDNALDO DOS SANTO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6.0825.85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FABIANO'</text:p>
          </table:table-cell>
          <table:table-cell office:value-type="string" calcext:value-type="string">
            <text:p>'FABIANO MOURA DE SOUZA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7.1089.79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CHADO'</text:p>
          </table:table-cell>
          <table:table-cell office:value-type="string" calcext:value-type="string">
            <text:p>'GLAUCIO MACHAD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7.1047.44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ALAN BAPTISTA PINT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8.0205.01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CASSIUS'</text:p>
          </table:table-cell>
          <table:table-cell office:value-type="string" calcext:value-type="string">
            <text:p>'DOUGLAS CASSIUS MONTEIRO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'98.0345.37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SÉRGIO'</text:p>
          </table:table-cell>
          <table:table-cell office:value-type="string" calcext:value-type="string">
            <text:p>'MARCOS SÉRGIO SOUSA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8.0297.20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REBÊLO'</text:p>
          </table:table-cell>
          <table:table-cell office:value-type="string" calcext:value-type="string">
            <text:p>'IDEMILDO RIBEIRO REBÊL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98.0103.36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ALCY'</text:p>
          </table:table-cell>
          <table:table-cell office:value-type="string" calcext:value-type="string">
            <text:p>'ALCY OLIVEIRA DA SILV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8.1180.72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GUIMAR?ES'</text:p>
          </table:table-cell>
          <table:table-cell office:value-type="string" calcext:value-type="string">
            <text:p>'JEAN CARLOS BRAGA GUIMAR?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9.1848.18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TORRES'</text:p>
          </table:table-cell>
          <table:table-cell office:value-type="string" calcext:value-type="string">
            <text:p>'FABRICIO SALES TORRES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06.8268.06'</text:p>
          </table:table-cell>
          <table:table-cell office:value-type="string" calcext:value-type="string">
            <text:p>'SO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CLEMENTE'</text:p>
          </table:table-cell>
          <table:table-cell office:value-type="string" calcext:value-type="string">
            <text:p>'JOAQUIM CLEMENTE VIANA NET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85.9696.4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EGES'</text:p>
          </table:table-cell>
          <table:table-cell office:value-type="string" calcext:value-type="string">
            <text:p>'FÁBIO REGES SILVA DE ANDRADE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9.2049.16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AMAURY'</text:p>
          </table:table-cell>
          <table:table-cell office:value-type="string" calcext:value-type="string">
            <text:p>'AMAURY LUIZ DE LIMA RODRIGUES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9.2190.34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JESUS'</text:p>
          </table:table-cell>
          <table:table-cell office:value-type="string" calcext:value-type="string">
            <text:p>'EMERSON JESUS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85.4038.90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C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CEDO'</text:p>
          </table:table-cell>
          <table:table-cell office:value-type="string" calcext:value-type="string">
            <text:p>'MARCOS FELIPE MACEDO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6.9489.97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OLIVEIRA'</text:p>
          </table:table-cell>
          <table:table-cell office:value-type="string" calcext:value-type="string">
            <text:p>'THIAGO OLIVEIRA DE FRANÇ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9.1951.7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MARCELO'</text:p>
          </table:table-cell>
          <table:table-cell office:value-type="string" calcext:value-type="string">
            <text:p>'MARCELO DE MORAES PAUL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2032.94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WILBER'</text:p>
          </table:table-cell>
          <table:table-cell office:value-type="string" calcext:value-type="string">
            <text:p>'WILBER JOSÉ DOS REIS DA SILV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0.0105.1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LEVESON'</text:p>
          </table:table-cell>
          <table:table-cell office:value-type="string" calcext:value-type="string">
            <text:p>'FRANCISCO CLEVESON ALVES CORRÊ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9.1990.33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ARCIO'</text:p>
          </table:table-cell>
          <table:table-cell office:value-type="string" calcext:value-type="string">
            <text:p>'MARCIO ANDRÉ DA ASCENÇ?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9.2003.33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LUCIANO'</text:p>
          </table:table-cell>
          <table:table-cell office:value-type="string" calcext:value-type="string">
            <text:p>'LUCIANO DA SILVA SOUZA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8.0186.63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UANDERSON'</text:p>
          </table:table-cell>
          <table:table-cell office:value-type="string" calcext:value-type="string">
            <text:p>'UANDERSON ROSA COUTINHO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0.1181.6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PD'</text:p>
          </table:table-cell>
          <table:table-cell/>
          <table:table-cell office:value-type="string" calcext:value-type="string">
            <text:p>'RENATA LIMA'</text:p>
          </table:table-cell>
          <table:table-cell office:value-type="string" calcext:value-type="string">
            <text:p>'RENATA GOMES LIM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85.7082.9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NAZIOZENO'</text:p>
          </table:table-cell>
          <table:table-cell office:value-type="string" calcext:value-type="string">
            <text:p>'RODRIGO NAZIOZENO DE JESU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7.1361.70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GASPAR'</text:p>
          </table:table-cell>
          <table:table-cell office:value-type="string" calcext:value-type="string">
            <text:p>'DANIEL GASPAR CHAGA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1.0107.60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RUAN'</text:p>
          </table:table-cell>
          <table:table-cell office:value-type="string" calcext:value-type="string">
            <text:p>'RUAN BAPTISTA PINTO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5.0352.44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R.COSTA'</text:p>
          </table:table-cell>
          <table:table-cell office:value-type="string" calcext:value-type="string">
            <text:p>'RODRIGO DA COSTA CRUZ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9.2064.9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TEIXEIRA'</text:p>
          </table:table-cell>
          <table:table-cell office:value-type="string" calcext:value-type="string">
            <text:p>'JUNIOR RENATO TEIXEIRA DO NASCIMEN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1853.5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GALH?ES'</text:p>
          </table:table-cell>
          <table:table-cell office:value-type="string" calcext:value-type="string">
            <text:p>'PAULO HENRIQUE MAGALH?ES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9.2048.5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ALESSANDRO MARCOS DE SOUZ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8.0230.12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LUIZ CARLOS'</text:p>
          </table:table-cell>
          <table:table-cell office:value-type="string" calcext:value-type="string">
            <text:p>'LUIZ CARLOS DO NASCIMENT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0.0183.6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CARREIRA'</text:p>
          </table:table-cell>
          <table:table-cell office:value-type="string" calcext:value-type="string">
            <text:p>'VICTOR <text:s/>PINHEIRO CARREIRA 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9.2067.90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CP'</text:p>
          </table:table-cell>
          <table:table-cell/>
          <table:table-cell office:value-type="string" calcext:value-type="string">
            <text:p>'GESSÉ'</text:p>
          </table:table-cell>
          <table:table-cell office:value-type="string" calcext:value-type="string">
            <text:p>'GESSÉ COSTA DE SANTAN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2054.24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FELIX'</text:p>
          </table:table-cell>
          <table:table-cell office:value-type="string" calcext:value-type="string">
            <text:p>'DOUGLAS CARVALHO SILVA FELIX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9.2057.00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MAURÍCIO'</text:p>
          </table:table-cell>
          <table:table-cell office:value-type="string" calcext:value-type="string">
            <text:p>'MAURICIO DANIEL DA SILVA SAN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1835.6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GRAZIANE'</text:p>
          </table:table-cell>
          <table:table-cell office:value-type="string" calcext:value-type="string">
            <text:p>'MARCELO GRAZIANE CORREI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2055.05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S '</text:p>
          </table:table-cell>
          <table:table-cell/>
          <table:table-cell office:value-type="string" calcext:value-type="string">
            <text:p>'THIAGO'</text:p>
          </table:table-cell>
          <table:table-cell office:value-type="string" calcext:value-type="string">
            <text:p>'THIAGO OLIVEIRA PAIX?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9.1822.97'</text:p>
          </table:table-cell>
          <table:table-cell office:value-type="string" calcext:value-type="string">
            <text:p>'1SG '</text:p>
          </table:table-cell>
          <table:table-cell office:value-type="string" calcext:value-type="string">
            <text:p>'CN '</text:p>
          </table:table-cell>
          <table:table-cell/>
          <table:table-cell office:value-type="string" calcext:value-type="string">
            <text:p>'ALVARO'</text:p>
          </table:table-cell>
          <table:table-cell office:value-type="string" calcext:value-type="string">
            <text:p>'ALVARO IGOR ALENCAR DANTA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9.2280.6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ACYR'</text:p>
          </table:table-cell>
          <table:table-cell office:value-type="string" calcext:value-type="string">
            <text:p>'ACYR CALDEIRA ALMEID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7.1057.59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VIANA'</text:p>
          </table:table-cell>
          <table:table-cell office:value-type="string" calcext:value-type="string">
            <text:p>'BRUNO VIANA DOS SANTO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6.0080.24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QUES'</text:p>
          </table:table-cell>
          <table:table-cell office:value-type="string" calcext:value-type="string">
            <text:p>'GERALDO MARQUES DE ALMEIDA JÚNIOR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2029.2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AMERICO'</text:p>
          </table:table-cell>
          <table:table-cell office:value-type="string" calcext:value-type="string">
            <text:p>'MARCIO AMERICO DOS SANTOS FACHINELLI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1951.7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MARCELO'</text:p>
          </table:table-cell>
          <table:table-cell office:value-type="string" calcext:value-type="string">
            <text:p>'MARCELO DE MORAIS PAUL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6.5388.78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GOUVÊA'</text:p>
          </table:table-cell>
          <table:table-cell office:value-type="string" calcext:value-type="string">
            <text:p>'EUGENIO ANTONIO CORDEIRO GOUVE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99.2293.40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CARVALHO'</text:p>
          </table:table-cell>
          <table:table-cell office:value-type="string" calcext:value-type="string">
            <text:p>'SIRLLEY TEIXEIRA DE CARVALH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1.0103.52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BAPTISTA'</text:p>
          </table:table-cell>
          <table:table-cell office:value-type="string" calcext:value-type="string">
            <text:p>'ROBSON DE ANDRADE BAPTIST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6.7752.76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RODRIGO MENDONÇA DE OLIV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1.0395.55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SIQUEIRA'</text:p>
          </table:table-cell>
          <table:table-cell office:value-type="string" calcext:value-type="string">
            <text:p>'WELLINGTON COSTA DE SIQU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99.2064.04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CI'</text:p>
          </table:table-cell>
          <table:table-cell/>
          <table:table-cell office:value-type="string" calcext:value-type="string">
            <text:p>'LOPES'</text:p>
          </table:table-cell>
          <table:table-cell office:value-type="string" calcext:value-type="string">
            <text:p>'JORGE LUIZ LOPES SILVA JÚNIOR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0.0107.15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ISRAEL'</text:p>
          </table:table-cell>
          <table:table-cell office:value-type="string" calcext:value-type="string">
            <text:p>'ISRAEL FERNANDO DE LIMA VIAN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0.0180.07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FONSECA'</text:p>
          </table:table-cell>
          <table:table-cell office:value-type="string" calcext:value-type="string">
            <text:p>'ROBERTO FONSECA DIA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0.0398.02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MORENO'</text:p>
          </table:table-cell>
          <table:table-cell office:value-type="string" calcext:value-type="string">
            <text:p>'HÉLIO MORENO DE SOUZ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0.0278.39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BRANCO'</text:p>
          </table:table-cell>
          <table:table-cell office:value-type="string" calcext:value-type="string">
            <text:p>'ADRIANO CARVALHO BRANC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3.0161.02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BRUNO DOS SANTOS FERNAND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5.0372.2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 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JOCIMAR'</text:p>
          </table:table-cell>
          <table:table-cell office:value-type="string" calcext:value-type="string">
            <text:p>'JOCIMAR DO ESPIRITO SANTO PINTO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3.0075.37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PIRES'</text:p>
          </table:table-cell>
          <table:table-cell office:value-type="string" calcext:value-type="string">
            <text:p>'FLAVIO DOS SANTOS PIR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3.0290.00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MOUTTA'</text:p>
          </table:table-cell>
          <table:table-cell office:value-type="string" calcext:value-type="string">
            <text:p>'FERNANDO DA SILVA MOUTTA SILVÉRIO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3</text:p>
          </table:table-cell>
          <table:table-cell office:value-type="string" calcext:value-type="string">
            <text:p>0159.55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LEX'</text:p>
          </table:table-cell>
          <table:table-cell office:value-type="string" calcext:value-type="string">
            <text:p>'ALEX SILVA DE OLIVEIRA'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'99.1956.3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ODRIGO'</text:p>
          </table:table-cell>
          <table:table-cell office:value-type="string" calcext:value-type="string">
            <text:p>'RODRIGO SILVA DE ARAUJ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3.0081.69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ANDERSON'</text:p>
          </table:table-cell>
          <table:table-cell office:value-type="string" calcext:value-type="string">
            <text:p>'ANDERSON SOUZA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85.0911.11'</text:p>
          </table:table-cell>
          <table:table-cell office:value-type="string" calcext:value-type="string">
            <text:p>'1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RAUJO'</text:p>
          </table:table-cell>
          <table:table-cell office:value-type="string" calcext:value-type="string">
            <text:p>'GEILSON ARAUJO DE SOUZA E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86.8187.32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O'</text:p>
          </table:table-cell>
          <table:table-cell/>
          <table:table-cell office:value-type="string" calcext:value-type="string">
            <text:p>'SERRA'</text:p>
          </table:table-cell>
          <table:table-cell office:value-type="string" calcext:value-type="string">
            <text:p>'VALDEMAR LIMA SERRA 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6.0181.9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ORLANN PAULO MACHADO BARROZ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4.0249.9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ERWIN'</text:p>
          </table:table-cell>
          <table:table-cell office:value-type="string" calcext:value-type="string">
            <text:p>'ERWIN VON KOTH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0.0113.55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BA'</text:p>
          </table:table-cell>
          <table:table-cell/>
          <table:table-cell office:value-type="string" calcext:value-type="string">
            <text:p>'MARCELLO'</text:p>
          </table:table-cell>
          <table:table-cell office:value-type="string" calcext:value-type="string">
            <text:p>'MARCELLO RICARDO ALVES E ALV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8.0579.23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C'</text:p>
          </table:table-cell>
          <table:table-cell/>
          <table:table-cell office:value-type="string" calcext:value-type="string">
            <text:p>'CLEITON '</text:p>
          </table:table-cell>
          <table:table-cell office:value-type="string" calcext:value-type="string">
            <text:p>'CLEITON DE OLIVEIRA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4.0227.93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WALTER'</text:p>
          </table:table-cell>
          <table:table-cell office:value-type="string" calcext:value-type="string">
            <text:p>'WALTER MONTEIRO PACHECO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5.0282.3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P'</text:p>
          </table:table-cell>
          <table:table-cell/>
          <table:table-cell office:value-type="string" calcext:value-type="string">
            <text:p>'NEGREIROS'</text:p>
          </table:table-cell>
          <table:table-cell office:value-type="string" calcext:value-type="string">
            <text:p>'MAXWELL NEGREIROS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4.0142.5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SIQUEIRA'</text:p>
          </table:table-cell>
          <table:table-cell office:value-type="string" calcext:value-type="string">
            <text:p>'PAULO CESAR SIQUEIRA DA COSTA JUNIOR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5.0296.6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 '</text:p>
          </table:table-cell>
          <table:table-cell/>
          <table:table-cell office:value-type="string" calcext:value-type="string">
            <text:p>'DAVID'</text:p>
          </table:table-cell>
          <table:table-cell office:value-type="string" calcext:value-type="string">
            <text:p>'GESSÉ DA CONCEIÇ?O DAVID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04.0136.2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PAULINO'</text:p>
          </table:table-cell>
          <table:table-cell office:value-type="string" calcext:value-type="string">
            <text:p>'JOSÉ PAULINO DE OLIVEIRA JUNIOR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06.1069.43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MARIANA DA SILVA BAS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4.0179.78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CHAMBERLAIN'</text:p>
          </table:table-cell>
          <table:table-cell office:value-type="string" calcext:value-type="string">
            <text:p>'RAFAEL DE SOUZA CHAMBERLAIN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4.0096.65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FERNANDES'</text:p>
          </table:table-cell>
          <table:table-cell office:value-type="string" calcext:value-type="string">
            <text:p>'BRUNO FERNANDES DA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4.0107.0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GUTTEMBERG'</text:p>
          </table:table-cell>
          <table:table-cell office:value-type="string" calcext:value-type="string">
            <text:p>'DANIEL GUTTEMBERG DE FREITA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7.4483.84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L'</text:p>
          </table:table-cell>
          <table:table-cell/>
          <table:table-cell office:value-type="string" calcext:value-type="string">
            <text:p>'WÂNIA PAZ'</text:p>
          </table:table-cell>
          <table:table-cell office:value-type="string" calcext:value-type="string">
            <text:p>'WANIA FIGUEIREDO PAZ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6.0294.18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JORGE LIMA ARAUJ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7.3370.5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DIOGO'</text:p>
          </table:table-cell>
          <table:table-cell office:value-type="string" calcext:value-type="string">
            <text:p>'DIOGO BARBOSA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5.0361.78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I'</text:p>
          </table:table-cell>
          <table:table-cell/>
          <table:table-cell office:value-type="string" calcext:value-type="string">
            <text:p>'GUSTAVO'</text:p>
          </table:table-cell>
          <table:table-cell office:value-type="string" calcext:value-type="string">
            <text:p>'GUSTAVO CHAGAS DA SILV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5.0363.2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N'</text:p>
          </table:table-cell>
          <table:table-cell/>
          <table:table-cell office:value-type="string" calcext:value-type="string">
            <text:p>'XAVIER'</text:p>
          </table:table-cell>
          <table:table-cell office:value-type="string" calcext:value-type="string">
            <text:p>'ROBSON LEANDRO XAVIER DOS SANTO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2.1618.69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EDUARDO'</text:p>
          </table:table-cell>
          <table:table-cell office:value-type="string" calcext:value-type="string">
            <text:p>'EDUARDO MELLO DA SILV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5.1172.24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GLEYCON'</text:p>
          </table:table-cell>
          <table:table-cell office:value-type="string" calcext:value-type="string">
            <text:p>'GLEYCON SIQUEIRA LAMPRECHT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4.0532.73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D'</text:p>
          </table:table-cell>
          <table:table-cell/>
          <table:table-cell office:value-type="string" calcext:value-type="string">
            <text:p>'TAYANA'</text:p>
          </table:table-cell>
          <table:table-cell office:value-type="string" calcext:value-type="string">
            <text:p>'TAYANA CRIS DA MOTT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7.3532.5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SODRÉ'</text:p>
          </table:table-cell>
          <table:table-cell office:value-type="string" calcext:value-type="string">
            <text:p>'JO?O PAULO RIBEIRO SODRÉ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8.1046.1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FRANCINE'</text:p>
          </table:table-cell>
          <table:table-cell office:value-type="string" calcext:value-type="string">
            <text:p>'FRANCINE DA COSTA SOAR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9.0202.4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NETTO'</text:p>
          </table:table-cell>
          <table:table-cell office:value-type="string" calcext:value-type="string">
            <text:p>'JO?O ALVES NETTO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5.0289.3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DENIS'</text:p>
          </table:table-cell>
          <table:table-cell office:value-type="string" calcext:value-type="string">
            <text:p>'LEMUEL DENIS SIQUEIRA RODRIGUES GOMES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6.0189.39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ESTEVES'</text:p>
          </table:table-cell>
          <table:table-cell office:value-type="string" calcext:value-type="string">
            <text:p>'DIEGO ANTONIO ESTEVES ABRAH?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5.1156.7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RÉGLI'</text:p>
          </table:table-cell>
          <table:table-cell office:value-type="string" calcext:value-type="string">
            <text:p>'ELIÉZER RÉGLI DA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7.3607.2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JEFFERSON'</text:p>
          </table:table-cell>
          <table:table-cell office:value-type="string" calcext:value-type="string">
            <text:p>'JEFFERSON DE PAULA CARLO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7.2961.1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APOLINÁRIO'</text:p>
          </table:table-cell>
          <table:table-cell office:value-type="string" calcext:value-type="string">
            <text:p>'JEFFERSON APOLINÁRI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0.0243.36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MARO DE ALMEIDA BARBOSA NET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0.0205.5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AM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USTAVO'</text:p>
          </table:table-cell>
          <table:table-cell office:value-type="string" calcext:value-type="string">
            <text:p>'GUSTAVO DOS SANTOS VIEIRA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0.0149.5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ELO MARTINS'</text:p>
          </table:table-cell>
          <table:table-cell office:value-type="string" calcext:value-type="string">
            <text:p>'MARCELO MARTINS COST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9.0200.98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D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VENETILLO'</text:p>
          </table:table-cell>
          <table:table-cell office:value-type="string" calcext:value-type="string">
            <text:p>'GABRIEL VENETILLO SERAFIM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86.9185.67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O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ELL'</text:p>
          </table:table-cell>
          <table:table-cell office:value-type="string" calcext:value-type="string">
            <text:p>'MARCELL SLEMAU SILVEIR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7.3365.43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LARANJEIRA'</text:p>
          </table:table-cell>
          <table:table-cell office:value-type="string" calcext:value-type="string">
            <text:p>'HELENO PASSOS LARANJ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06.0188.4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RUFINO'</text:p>
          </table:table-cell>
          <table:table-cell office:value-type="string" calcext:value-type="string">
            <text:p>'BRUNO LUIS RUFINO PEREI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3.0790.93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FERREIRA'</text:p>
          </table:table-cell>
          <table:table-cell office:value-type="string" calcext:value-type="string">
            <text:p>'IGOR FERREIRA DE SOUZ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07.3651.36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P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VITAL'</text:p>
          </table:table-cell>
          <table:table-cell office:value-type="string" calcext:value-type="string">
            <text:p>'TIAGO FERNANDO VITAL DE MEL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85.9524.60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BUENO'</text:p>
          </table:table-cell>
          <table:table-cell office:value-type="string" calcext:value-type="string">
            <text:p>'CELSO AZEVEDO BUEN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8.0191.42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MARCELO MARTINS'</text:p>
          </table:table-cell>
          <table:table-cell office:value-type="string" calcext:value-type="string">
            <text:p>'MARCELO MARTINS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7.3637.1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APHAEL BARROS'</text:p>
          </table:table-cell>
          <table:table-cell office:value-type="string" calcext:value-type="string">
            <text:p>'JHONATHAN RAPHAELL BARROS NASCIMENT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7.3625.36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MONTEIRO'</text:p>
          </table:table-cell>
          <table:table-cell office:value-type="string" calcext:value-type="string">
            <text:p>'BRUNO ROBERTO MONTEIRO RAM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86.3046.66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SATURNINO'</text:p>
          </table:table-cell>
          <table:table-cell office:value-type="string" calcext:value-type="string">
            <text:p>'VITOR SATURNINO PEREIR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7.3556.45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LEANDRO LIMA'</text:p>
          </table:table-cell>
          <table:table-cell office:value-type="string" calcext:value-type="string">
            <text:p>'LEANDRO LIMA CAVALCANTE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7.3645.21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ENAN'</text:p>
          </table:table-cell>
          <table:table-cell office:value-type="string" calcext:value-type="string">
            <text:p>'PEDRO RENAN FERREIRA MARQU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7.3366.16'</text:p>
          </table:table-cell>
          <table:table-cell office:value-type="string" calcext:value-type="string">
            <text:p>'2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CAMPISTA'</text:p>
          </table:table-cell>
          <table:table-cell office:value-type="string" calcext:value-type="string">
            <text:p>'RAMON CAMPISTA DOS SANTO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1.1111.4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MARIANA DO NASCIMENTO ORTIZ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1.1529.74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MARAÍSA'</text:p>
          </table:table-cell>
          <table:table-cell office:value-type="string" calcext:value-type="string">
            <text:p>'MARAISA BARBOSA DOS SANTO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'11.1137.66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ANH?ES'</text:p>
          </table:table-cell>
          <table:table-cell office:value-type="string" calcext:value-type="string">
            <text:p>'WESLEI DE MEDEIROS GOMES MANH?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86.5057.9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MARCELINO'</text:p>
          </table:table-cell>
          <table:table-cell office:value-type="string" calcext:value-type="string">
            <text:p>'MARCELO FIDELIS MARCELIN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11.1118.52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ENDES'</text:p>
          </table:table-cell>
          <table:table-cell office:value-type="string" calcext:value-type="string">
            <text:p>'DOUGLAS MENDES GONÇALVE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'11.1103.76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GABRIELA RAMOS'</text:p>
          </table:table-cell>
          <table:table-cell office:value-type="string" calcext:value-type="string">
            <text:p>'GABRIELA RAFAEL ELIAS RAM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1.1109.3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SUÉLY'</text:p>
          </table:table-cell>
          <table:table-cell office:value-type="string" calcext:value-type="string">
            <text:p>'VANIETE SUÉLY SANTOS DE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7.3642.3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RCO ANTONIO'</text:p>
          </table:table-cell>
          <table:table-cell office:value-type="string" calcext:value-type="string">
            <text:p>'MARCO ANTONIO SOUTO DE FREITAS MARTINS GONÇALVES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98.1308.9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CN'</text:p>
          </table:table-cell>
          <table:table-cell/>
          <table:table-cell office:value-type="string" calcext:value-type="string">
            <text:p>'WALACE'</text:p>
          </table:table-cell>
          <table:table-cell office:value-type="string" calcext:value-type="string">
            <text:p>'WALACE VIEIRA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06.0348.29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PAULO HENRIQUE'</text:p>
          </table:table-cell>
          <table:table-cell office:value-type="string" calcext:value-type="string">
            <text:p>'PAULO HENRIQUE DO ROSARIO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6.4178.84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ELIELTON'</text:p>
          </table:table-cell>
          <table:table-cell office:value-type="string" calcext:value-type="string">
            <text:p>'ELIELTON DA SILVA SOUZ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04.1900.1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BRUNO SILVA'</text:p>
          </table:table-cell>
          <table:table-cell office:value-type="string" calcext:value-type="string">
            <text:p>'BRUNO DE SOUZ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2.1343.3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ÉLCIO'</text:p>
          </table:table-cell>
          <table:table-cell office:value-type="string" calcext:value-type="string">
            <text:p>'ÉLCIO CLEMENTE DOS SANTOS JÚNIOR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07.4451.13'</text:p>
          </table:table-cell>
          <table:table-cell office:value-type="string" calcext:value-type="string">
            <text:p>'3SG 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ZACARIAS'</text:p>
          </table:table-cell>
          <table:table-cell office:value-type="string" calcext:value-type="string">
            <text:p>'RENATO VINICIUS RIBEIRO ZACARIA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0.0263.6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JEHAN'</text:p>
          </table:table-cell>
          <table:table-cell office:value-type="string" calcext:value-type="string">
            <text:p>'JEHAN RIBEIRO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2.1328.29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THÁFYLE'</text:p>
          </table:table-cell>
          <table:table-cell office:value-type="string" calcext:value-type="string">
            <text:p>'THÁFYLE MARIA ALVES FRAGA COS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3.1289.5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PAULA TORRES'</text:p>
          </table:table-cell>
          <table:table-cell office:value-type="string" calcext:value-type="string">
            <text:p>'PAULA CELINA TORRES DE ALMEIDA DE BRIT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86.9944.3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KAROLINE'</text:p>
          </table:table-cell>
          <table:table-cell office:value-type="string" calcext:value-type="string">
            <text:p>'KAROLINE DOS SANTOS BATISTA MONTEIR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1.0217.30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R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VALLONI'</text:p>
          </table:table-cell>
          <table:table-cell office:value-type="string" calcext:value-type="string">
            <text:p>'LEONARDO VALLONI DA SILVA MELO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1.0112.46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L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DANIEL CESAR PEREIRA LEONARDO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6.3583.6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SOARES'</text:p>
          </table:table-cell>
          <table:table-cell office:value-type="string" calcext:value-type="string">
            <text:p>'JO?O HENRIQUE SOARES SANTIAGO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1.0372.02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JADEILTON'</text:p>
          </table:table-cell>
          <table:table-cell office:value-type="string" calcext:value-type="string">
            <text:p>'JOSÉ JADEILTON ANJOS DE ARAUJ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1.0373.26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ARQUES'</text:p>
          </table:table-cell>
          <table:table-cell office:value-type="string" calcext:value-type="string">
            <text:p>'BRUNO DE SOUZA MARQU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86.9175.10'</text:p>
          </table:table-cell>
          <table:table-cell office:value-type="string" calcext:value-type="string">
            <text:p>'3°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SAULO'</text:p>
          </table:table-cell>
          <table:table-cell office:value-type="string" calcext:value-type="string">
            <text:p>'SAULO CRISTIANO CORDEIRO AZEVED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2.0879.71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CAROLINA RENOVATO'</text:p>
          </table:table-cell>
          <table:table-cell office:value-type="string" calcext:value-type="string">
            <text:p>'CAROLINA NASCIMENTO DE SOUZA RENOVATO DOS SANTO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4.0810.6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ALINE'</text:p>
          </table:table-cell>
          <table:table-cell office:value-type="string" calcext:value-type="string">
            <text:p>'ALINE MARTINS DE OLIVEIRA HONORAT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4.1486.50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/>
          <table:table-cell office:value-type="string" calcext:value-type="string">
            <text:p>'RANIELI'</text:p>
          </table:table-cell>
          <table:table-cell office:value-type="string" calcext:value-type="string">
            <text:p>'RANIELI BARBOSA DE SOUZ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4.1421.4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CASSIANO'</text:p>
          </table:table-cell>
          <table:table-cell office:value-type="string" calcext:value-type="string">
            <text:p>'ANDRÉ LUIZ CASSIANO DO NASCIMEN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073.4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PC'</text:p>
          </table:table-cell>
          <table:table-cell/>
          <table:table-cell office:value-type="string" calcext:value-type="string">
            <text:p>'PENELLOPE'</text:p>
          </table:table-cell>
          <table:table-cell office:value-type="string" calcext:value-type="string">
            <text:p>'PENELLOPE KESSIA SILVA DE ASSI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4.1421.71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ALMEIDA'</text:p>
          </table:table-cell>
          <table:table-cell office:value-type="string" calcext:value-type="string">
            <text:p>'ADRIANO DE ALMEIDA OLIV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4.1471.65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TE'</text:p>
          </table:table-cell>
          <table:table-cell/>
          <table:table-cell office:value-type="string" calcext:value-type="string">
            <text:p>'RIBEIRO'</text:p>
          </table:table-cell>
          <table:table-cell office:value-type="string" calcext:value-type="string">
            <text:p>'MATHEUS RIBEIRO MO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2.0489.25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AMUELY'</text:p>
          </table:table-cell>
          <table:table-cell office:value-type="string" calcext:value-type="string">
            <text:p>'RAMUELLY MARQUES LOIOL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2.0289.75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VERÇOSA'</text:p>
          </table:table-cell>
          <table:table-cell office:value-type="string" calcext:value-type="string">
            <text:p>'MARCELO GUEDES VERÇOS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5.1638.7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SC'</text:p>
          </table:table-cell>
          <table:table-cell/>
          <table:table-cell office:value-type="string" calcext:value-type="string">
            <text:p>'ELANA'</text:p>
          </table:table-cell>
          <table:table-cell office:value-type="string" calcext:value-type="string">
            <text:p>'ELANA RODRIGUES MARTIN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2.0175.0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PL'</text:p>
          </table:table-cell>
          <table:table-cell/>
          <table:table-cell office:value-type="string" calcext:value-type="string">
            <text:p>'HUGO'</text:p>
          </table:table-cell>
          <table:table-cell office:value-type="string" calcext:value-type="string">
            <text:p>'HUGO VINICIUS CARDOSO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2.0176.71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VINICIUS DUARTE'</text:p>
          </table:table-cell>
          <table:table-cell office:value-type="string" calcext:value-type="string">
            <text:p>'VINICIUS DUARTE ROS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2.0384.66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R'</text:p>
          </table:table-cell>
          <table:table-cell/>
          <table:table-cell office:value-type="string" calcext:value-type="string">
            <text:p>'VIEIRA'</text:p>
          </table:table-cell>
          <table:table-cell office:value-type="string" calcext:value-type="string">
            <text:p>'DANIEL MARQUES VIEIRA JU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3.0331.9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OS'</text:p>
          </table:table-cell>
          <table:table-cell/>
          <table:table-cell office:value-type="string" calcext:value-type="string">
            <text:p>'MARINHO'</text:p>
          </table:table-cell>
          <table:table-cell office:value-type="string" calcext:value-type="string">
            <text:p>'JOSÉ ALUIZIO MARINHO DA SILVA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2.019828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OS'</text:p>
          </table:table-cell>
          <table:table-cell/>
          <table:table-cell office:value-type="string" calcext:value-type="string">
            <text:p>'MAGALH?ES'</text:p>
          </table:table-cell>
          <table:table-cell office:value-type="string" calcext:value-type="string">
            <text:p>'JORGE FERREIRA MAGALH?E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2.0384.40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LIMA SOARES'</text:p>
          </table:table-cell>
          <table:table-cell office:value-type="string" calcext:value-type="string">
            <text:p>'PATRICK LIMA SOARES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'20.1242.44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NICKSON'</text:p>
          </table:table-cell>
          <table:table-cell office:value-type="string" calcext:value-type="string">
            <text:p>'NICKSON RULI? MEDEIROS LEPICH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3.0249.5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 SIMPLICIO'</text:p>
          </table:table-cell>
          <table:table-cell office:value-type="string" calcext:value-type="string">
            <text:p>'MARCIO PEREIRA SIMPLICI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3.0191.21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BRUNO CASTRO'</text:p>
          </table:table-cell>
          <table:table-cell office:value-type="string" calcext:value-type="string">
            <text:p>'BRUNO RAPHAEL CASTRO AMORIM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078.82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ÉRICK '</text:p>
          </table:table-cell>
          <table:table-cell office:value-type="string" calcext:value-type="string">
            <text:p>'ERICK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3.0117.91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HARRISON'</text:p>
          </table:table-cell>
          <table:table-cell office:value-type="string" calcext:value-type="string">
            <text:p>'HARRISON VITOR BITTENCOURT CORRÊ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3.0086.41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FIDELIS'</text:p>
          </table:table-cell>
          <table:table-cell office:value-type="string" calcext:value-type="string">
            <text:p>'THIAGO CÉSAR FIDELIS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87.1893.48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WENDELL'</text:p>
          </table:table-cell>
          <table:table-cell office:value-type="string" calcext:value-type="string">
            <text:p>'WENDELL CRISTIANO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111.62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LEONARDO'</text:p>
          </table:table-cell>
          <table:table-cell office:value-type="string" calcext:value-type="string">
            <text:p>'LEONARDO LOPES RODRIGU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082.9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MENEZES'</text:p>
          </table:table-cell>
          <table:table-cell office:value-type="string" calcext:value-type="string">
            <text:p>'FELIPE MENEZES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105.5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QUIRINO'</text:p>
          </table:table-cell>
          <table:table-cell office:value-type="string" calcext:value-type="string">
            <text:p>'LUCAS QUIRINO DOS SANTO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2.0625.3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FRUTUOSO'</text:p>
          </table:table-cell>
          <table:table-cell office:value-type="string" calcext:value-type="string">
            <text:p>'ALEXANDRE DE LIMA FRUTUOS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3.0290.61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PATRICK'</text:p>
          </table:table-cell>
          <table:table-cell office:value-type="string" calcext:value-type="string">
            <text:p>'PATRICK CAMPOS DE QUEIROZ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3.0153.54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DJALMA'</text:p>
          </table:table-cell>
          <table:table-cell office:value-type="string" calcext:value-type="string">
            <text:p>'DJALMA SANTOS MONTEIRO JÚNIOR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278.6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VILELLA'</text:p>
          </table:table-cell>
          <table:table-cell office:value-type="string" calcext:value-type="string">
            <text:p>'ATHAYDE GONÇALVES VILELLA NET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3.0177.99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 XAVIER'</text:p>
          </table:table-cell>
          <table:table-cell office:value-type="string" calcext:value-type="string">
            <text:p>'RICARDO LOPES XAVIER RIBEIR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279.13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CP'</text:p>
          </table:table-cell>
          <table:table-cell/>
          <table:table-cell office:value-type="string" calcext:value-type="string">
            <text:p>'FILIPE SERGIO'</text:p>
          </table:table-cell>
          <table:table-cell office:value-type="string" calcext:value-type="string">
            <text:p>'FILIPE SERGIO FERREIRA DOS SANTOS DA SILV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332.12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T'</text:p>
          </table:table-cell>
          <table:table-cell/>
          <table:table-cell office:value-type="string" calcext:value-type="string">
            <text:p>'QUEIROZ'</text:p>
          </table:table-cell>
          <table:table-cell office:value-type="string" calcext:value-type="string">
            <text:p>'MICHAEL WILLIAM QUEIROZ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3.0149.35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JANDERSON'</text:p>
          </table:table-cell>
          <table:table-cell office:value-type="string" calcext:value-type="string">
            <text:p>'JANDERSON NASCIMENTO DA SILV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3.0272.47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CLAYTON'</text:p>
          </table:table-cell>
          <table:table-cell office:value-type="string" calcext:value-type="string">
            <text:p>'CLAYTON CLAUDIO CHAGAS DE CARVALH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175.94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HEBERTY'</text:p>
          </table:table-cell>
          <table:table-cell office:value-type="string" calcext:value-type="string">
            <text:p>'JUAN HEBERTY BORREL DE ANDRADE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3.0116.26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NJOS'</text:p>
          </table:table-cell>
          <table:table-cell office:value-type="string" calcext:value-type="string">
            <text:p>'BRYAN ANJOS DOS SANTO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3.0083.58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MARINS'</text:p>
          </table:table-cell>
          <table:table-cell office:value-type="string" calcext:value-type="string">
            <text:p>'ROGERLAN MARINS SOARES DE MEDEIRO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3.0249.14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TELLES'</text:p>
          </table:table-cell>
          <table:table-cell office:value-type="string" calcext:value-type="string">
            <text:p>'MAURICIO DA SILVA TELLES DA CUNHA 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4.0136.49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GAICK'</text:p>
          </table:table-cell>
          <table:table-cell office:value-type="string" calcext:value-type="string">
            <text:p>'BLENDO SILVA GAICK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6.1722.56'</text:p>
          </table:table-cell>
          <table:table-cell office:value-type="string" calcext:value-type="string">
            <text:p>'3SG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SARA BRUNA'</text:p>
          </table:table-cell>
          <table:table-cell office:value-type="string" calcext:value-type="string">
            <text:p>'SARA BRUNA ROSA DE LIM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07.0267.31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GLAUCIANO'</text:p>
          </table:table-cell>
          <table:table-cell office:value-type="string" calcext:value-type="string">
            <text:p>'GLÁUCIANO MARINHO DA SILVA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86.1554.23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HD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JOANITA FREIRE'</text:p>
          </table:table-cell>
          <table:table-cell office:value-type="string" calcext:value-type="string">
            <text:p>'JOANITA FERREIRA FREIRE DA COSTA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3.0366.11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RODRIGUES'</text:p>
          </table:table-cell>
          <table:table-cell office:value-type="string" calcext:value-type="string">
            <text:p>'YURI FERREIRA RODRIGUES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16.1139.34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GR'</text:p>
          </table:table-cell>
          <table:table-cell/>
          <table:table-cell office:value-type="string" calcext:value-type="string">
            <text:p>'NAIARA ANJOS'</text:p>
          </table:table-cell>
          <table:table-cell office:value-type="string" calcext:value-type="string">
            <text:p>'NAIARA CRISTINA DOS ANJOS LIM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7.1676.21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PC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CAREN'</text:p>
          </table:table-cell>
          <table:table-cell office:value-type="string" calcext:value-type="string">
            <text:p>'CAREN FERNANDA GIL MANH?ES DOS SANTOS'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7.1674.42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HD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ANDRÉIA'</text:p>
          </table:table-cell>
          <table:table-cell office:value-type="string" calcext:value-type="string">
            <text:p>'ANDRÉIA SILVA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4.0367.46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HB'</text:p>
          </table:table-cell>
          <table:table-cell office:value-type="string" calcext:value-type="string">
            <text:p>'DANILO'</text:p>
          </table:table-cell>
          <table:table-cell office:value-type="string" calcext:value-type="string">
            <text:p>'DANILO DOS SANTOS SILV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4.0148.23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L'</text:p>
          </table:table-cell>
          <table:table-cell/>
          <table:table-cell office:value-type="string" calcext:value-type="string">
            <text:p>'SOBRINHO'</text:p>
          </table:table-cell>
          <table:table-cell office:value-type="string" calcext:value-type="string">
            <text:p>'DANIEL DA SILVA SOBRINHO RAM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4.0144.24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WELLERSON'</text:p>
          </table:table-cell>
          <table:table-cell office:value-type="string" calcext:value-type="string">
            <text:p>'WELLERSON DOMINGOS BARRE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4.0228.42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LUIS CLAUDIO'</text:p>
          </table:table-cell>
          <table:table-cell office:value-type="string" calcext:value-type="string">
            <text:p>'LUIS CLAUDIO GOMES JU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4.0171.30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XAVIER'</text:p>
          </table:table-cell>
          <table:table-cell office:value-type="string" calcext:value-type="string">
            <text:p>'LUCAS DE JESUS SILVA XAVIER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4.0126.26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A'</text:p>
          </table:table-cell>
          <table:table-cell/>
          <table:table-cell office:value-type="string" calcext:value-type="string">
            <text:p>'DOMINGUES'</text:p>
          </table:table-cell>
          <table:table-cell office:value-type="string" calcext:value-type="string">
            <text:p>'VITOR DOMINGUES DA CUNH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7.1042.62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BORGES'</text:p>
          </table:table-cell>
          <table:table-cell office:value-type="string" calcext:value-type="string">
            <text:p>'MATHEUS BORGES DE ARAUJ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3.1317.88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DA'</text:p>
          </table:table-cell>
          <table:table-cell/>
          <table:table-cell office:value-type="string" calcext:value-type="string">
            <text:p>'JAYEDSON'</text:p>
          </table:table-cell>
          <table:table-cell office:value-type="string" calcext:value-type="string">
            <text:p>'FELIPE JAYEDSON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7.1045.72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PC'</text:p>
          </table:table-cell>
          <table:table-cell/>
          <table:table-cell office:value-type="string" calcext:value-type="string">
            <text:p>'JULIA MOTA'</text:p>
          </table:table-cell>
          <table:table-cell office:value-type="string" calcext:value-type="string">
            <text:p>'JULIA BARBALHO DA MOTA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7.1046.37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ALMEIDA'</text:p>
          </table:table-cell>
          <table:table-cell office:value-type="string" calcext:value-type="string">
            <text:p>'IAGO CASTRO DE ALMEIDA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17.1045.48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MARINHO'</text:p>
          </table:table-cell>
          <table:table-cell office:value-type="string" calcext:value-type="string">
            <text:p>'JOSÉ BORIS CRUZ MARINHO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17.1046.96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ANABELLY'</text:p>
          </table:table-cell>
          <table:table-cell office:value-type="string" calcext:value-type="string">
            <text:p>'ANABELLY DE SENNE AMORIM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7.1043.94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ELIAS'</text:p>
          </table:table-cell>
          <table:table-cell office:value-type="string" calcext:value-type="string">
            <text:p>'IAGO TAROCCO ELIA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7.1047.69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L'</text:p>
          </table:table-cell>
          <table:table-cell/>
          <table:table-cell office:value-type="string" calcext:value-type="string">
            <text:p>'DIAMANTE'</text:p>
          </table:table-cell>
          <table:table-cell office:value-type="string" calcext:value-type="string">
            <text:p>'REGINALDO DIAMANTE PEREI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7.1049.12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JÚLIA GARCIA'</text:p>
          </table:table-cell>
          <table:table-cell office:value-type="string" calcext:value-type="string">
            <text:p>'JÚLIA GARCIA BASTO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7.1042.11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GABRIELLA'</text:p>
          </table:table-cell>
          <table:table-cell office:value-type="string" calcext:value-type="string">
            <text:p>'GABRIELLA FRAGA CONCEIÇ?O BERGAMINI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7.1046.53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/>
          <table:table-cell office:value-type="string" calcext:value-type="string">
            <text:p>'DIAS'</text:p>
          </table:table-cell>
          <table:table-cell office:value-type="string" calcext:value-type="string">
            <text:p>'WALLACE DIAS DE NAZARETH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8.1630.25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JONAS'</text:p>
          </table:table-cell>
          <table:table-cell office:value-type="string" calcext:value-type="string">
            <text:p>'JONATAS FERREIRA JONAS'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'18.1626.06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RODRIGO'</text:p>
          </table:table-cell>
          <table:table-cell office:value-type="string" calcext:value-type="string">
            <text:p>'RODRIGO ALVES FELIX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5.0256.08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DANIELLE'</text:p>
          </table:table-cell>
          <table:table-cell office:value-type="string" calcext:value-type="string">
            <text:p>'DANIELLE DE LIMA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5.0317.81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OS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BOURGUIGNON'</text:p>
          </table:table-cell>
          <table:table-cell office:value-type="string" calcext:value-type="string">
            <text:p>'ARTHUR MAIA NOBRE <text:s/>BOURGUIGNON BORGES 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SIM'</text:p>
          </table:table-cell>
        </table:table-row>
        <table:table-row table:style-name="ro1">
          <table:table-cell office:value-type="string" calcext:value-type="string">
            <text:p>'15.0281.35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SB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DUARDO ANDRADE SOARE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5.0494.85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S'</text:p>
          </table:table-cell>
          <table:table-cell/>
          <table:table-cell office:value-type="string" calcext:value-type="string">
            <text:p>'LUCAS SILVA'</text:p>
          </table:table-cell>
          <table:table-cell office:value-type="string" calcext:value-type="string">
            <text:p>'LUCAS FIGUEIREDO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5.0508.58'</text:p>
          </table:table-cell>
          <table:table-cell office:value-type="string" calcext:value-type="string">
            <text:p>'CB 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SILVA MATTOS'</text:p>
          </table:table-cell>
          <table:table-cell office:value-type="string" calcext:value-type="string">
            <text:p>'LUCAS SILVA MATTO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5.0475.55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TEODOSIO'</text:p>
          </table:table-cell>
          <table:table-cell office:value-type="string" calcext:value-type="string">
            <text:p>'VICTOR ANTUNES TEODOSIO SOARE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2.0751.24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REIS'</text:p>
          </table:table-cell>
          <table:table-cell office:value-type="string" calcext:value-type="string">
            <text:p>'WILLY DO AMARAL REI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5.0341.27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SOUZA'</text:p>
          </table:table-cell>
          <table:table-cell office:value-type="string" calcext:value-type="string">
            <text:p>'RENNAN DOS SANTOS SOUZ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5.0162.18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CAYO'</text:p>
          </table:table-cell>
          <table:table-cell office:value-type="string" calcext:value-type="string">
            <text:p>'CAYO CEZAR SANT''ANNA PEREIR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6.0057.16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P'</text:p>
          </table:table-cell>
          <table:table-cell/>
          <table:table-cell office:value-type="string" calcext:value-type="string">
            <text:p>'ALBERES'</text:p>
          </table:table-cell>
          <table:table-cell office:value-type="string" calcext:value-type="string">
            <text:p>'ALBERES SANTOS DE ARAUJO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6.0364.17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A'</text:p>
          </table:table-cell>
          <table:table-cell/>
          <table:table-cell office:value-type="string" calcext:value-type="string">
            <text:p>'VINICIUS'</text:p>
          </table:table-cell>
          <table:table-cell office:value-type="string" calcext:value-type="string">
            <text:p>'MARCOS VINICIUS LIMA DOS SANTO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6.0119.45'</text:p>
          </table:table-cell>
          <table:table-cell office:value-type="string" calcext:value-type="string">
            <text:p>'CB '</text:p>
          </table:table-cell>
          <table:table-cell office:value-type="string" calcext:value-type="string">
            <text:p>'ET'</text:p>
          </table:table-cell>
          <table:table-cell/>
          <table:table-cell office:value-type="string" calcext:value-type="string">
            <text:p>'GERVAZONI'</text:p>
          </table:table-cell>
          <table:table-cell office:value-type="string" calcext:value-type="string">
            <text:p>'LUIS CLAUDIO GERVAZONI DA SILVA JUNIOR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6.0144.99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OS'</text:p>
          </table:table-cell>
          <table:table-cell/>
          <table:table-cell office:value-type="string" calcext:value-type="string">
            <text:p>'OLIVEIRA'</text:p>
          </table:table-cell>
          <table:table-cell office:value-type="string" calcext:value-type="string">
            <text:p>'WESLEY BRUNO FAGUNDES DE OLIV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6.0158.35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COIMBRA'</text:p>
          </table:table-cell>
          <table:table-cell office:value-type="string" calcext:value-type="string">
            <text:p>'GABRIEL MUNIZ COIMBRA'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'16.0175.10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I'</text:p>
          </table:table-cell>
          <table:table-cell/>
          <table:table-cell office:value-type="string" calcext:value-type="string">
            <text:p>'LEANDRO'</text:p>
          </table:table-cell>
          <table:table-cell office:value-type="string" calcext:value-type="string">
            <text:p>'LEANDRO DOS SANTOS ROS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6.0122.59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R'</text:p>
          </table:table-cell>
          <table:table-cell/>
          <table:table-cell office:value-type="string" calcext:value-type="string">
            <text:p>'PEÇANHA'</text:p>
          </table:table-cell>
          <table:table-cell office:value-type="string" calcext:value-type="string">
            <text:p>'GUILHERME DA SILVA PEÇANH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6.0171.45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BRENO MOURA'</text:p>
          </table:table-cell>
          <table:table-cell office:value-type="string" calcext:value-type="string">
            <text:p>'BRENO DA COSTA MOUR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6.0059.53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O'</text:p>
          </table:table-cell>
          <table:table-cell/>
          <table:table-cell office:value-type="string" calcext:value-type="string">
            <text:p>'CRESCENCIO'</text:p>
          </table:table-cell>
          <table:table-cell office:value-type="string" calcext:value-type="string">
            <text:p>'DIEGO CRESCENCIO GOM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6.0131.15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PENICHE'</text:p>
          </table:table-cell>
          <table:table-cell office:value-type="string" calcext:value-type="string">
            <text:p>'ROMULO SANTOS PENICHE DA COST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7.0932.38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/>
          <table:table-cell office:value-type="string" calcext:value-type="string">
            <text:p>'NEVES'</text:p>
          </table:table-cell>
          <table:table-cell office:value-type="string" calcext:value-type="string">
            <text:p>'CAIO NEVES SOARES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99.1579.34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THAYLA'</text:p>
          </table:table-cell>
          <table:table-cell office:value-type="string" calcext:value-type="string">
            <text:p>'THAYLA XAVIER GUIMAR?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86.5893.77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I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LUIZ'</text:p>
          </table:table-cell>
          <table:table-cell office:value-type="string" calcext:value-type="string">
            <text:p>'LUIZ EVANDRO DE SOUZA MEL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7.0091.38'</text:p>
          </table:table-cell>
          <table:table-cell office:value-type="string" calcext:value-type="string">
            <text:p>'CB '</text:p>
          </table:table-cell>
          <table:table-cell office:value-type="string" calcext:value-type="string">
            <text:p>'DT'</text:p>
          </table:table-cell>
          <table:table-cell/>
          <table:table-cell office:value-type="string" calcext:value-type="string">
            <text:p>'MATHEUS COUTINHO'</text:p>
          </table:table-cell>
          <table:table-cell office:value-type="string" calcext:value-type="string">
            <text:p>'MATHEUS COUTINHO DE ARAUJO PEREIR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7.0185.44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MONTEIRO'</text:p>
          </table:table-cell>
          <table:table-cell office:value-type="string" calcext:value-type="string">
            <text:p>'LUCAS MUNIZ MOREIRA MONTEIRO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9.0451.33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AM'</text:p>
          </table:table-cell>
          <table:table-cell/>
          <table:table-cell office:value-type="string" calcext:value-type="string">
            <text:p>'CARUSO'</text:p>
          </table:table-cell>
          <table:table-cell office:value-type="string" calcext:value-type="string">
            <text:p>'MARCELO DE FREITAS CARUJO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21.0263.27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EDIR GUIMAR?ES'</text:p>
          </table:table-cell>
          <table:table-cell office:value-type="string" calcext:value-type="string">
            <text:p>'EDIR GUIMAR?ES DUTRA MESSIA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21.0247.23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EF'</text:p>
          </table:table-cell>
          <table:table-cell office:value-type="string" calcext:value-type="string">
            <text:p>'RM2'</text:p>
          </table:table-cell>
          <table:table-cell office:value-type="string" calcext:value-type="string">
            <text:p>'CLAUDIA HELOIZA'</text:p>
          </table:table-cell>
          <table:table-cell office:value-type="string" calcext:value-type="string">
            <text:p>'CLAUDIA HELOIZA DA CUNHA ARAÚJO <text:s/>LOPES'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'18.0141.78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FOLGOSA'</text:p>
          </table:table-cell>
          <table:table-cell office:value-type="string" calcext:value-type="string">
            <text:p>'GABRIEL FOLGOSA DE MORAIS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18.0117.64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OR'</text:p>
          </table:table-cell>
          <table:table-cell/>
          <table:table-cell office:value-type="string" calcext:value-type="string">
            <text:p>'MELLO'</text:p>
          </table:table-cell>
          <table:table-cell office:value-type="string" calcext:value-type="string">
            <text:p>'MATHEUS DO COUTO DE MELLO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18.0156.03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MG'</text:p>
          </table:table-cell>
          <table:table-cell/>
          <table:table-cell office:value-type="string" calcext:value-type="string">
            <text:p>'AROUCA'</text:p>
          </table:table-cell>
          <table:table-cell office:value-type="string" calcext:value-type="string">
            <text:p>'CAIO MENEZES AROUCA'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'99.1683.32'</text:p>
          </table:table-cell>
          <table:table-cell office:value-type="string" calcext:value-type="string">
            <text:p>'CB'</text:p>
          </table:table-cell>
          <table:table-cell office:value-type="string" calcext:value-type="string">
            <text:p>'CO'</text:p>
          </table:table-cell>
          <table:table-cell/>
          <table:table-cell office:value-type="string" calcext:value-type="string">
            <text:p>'REIS'</text:p>
          </table:table-cell>
          <table:table-cell office:value-type="string" calcext:value-type="string">
            <text:p>'GLAYDSON EDUARDO GOMES LIMA DOS REIS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19.0053.42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JACKSON'</text:p>
          </table:table-cell>
          <table:table-cell office:value-type="string" calcext:value-type="string">
            <text:p>'JACKSON PINTO DO NASCIMENTO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19.0249.32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LEONARDO'</text:p>
          </table:table-cell>
          <table:table-cell office:value-type="string" calcext:value-type="string">
            <text:p>'LEONARDO DINIZ FERREIR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20.0045.41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LINS'</text:p>
          </table:table-cell>
          <table:table-cell office:value-type="string" calcext:value-type="string">
            <text:p>'ADONIAS MATHEUS LINS DIAS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20.0676.40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LEONARDO SOUZA'</text:p>
          </table:table-cell>
          <table:table-cell office:value-type="string" calcext:value-type="string">
            <text:p>'LEONARDO DOS SANTOS SOUZA'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'20.0441.43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GANDRA'</text:p>
          </table:table-cell>
          <table:table-cell office:value-type="string" calcext:value-type="string">
            <text:p>'JONATHAN NOGUEIRA GAND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99.1611.17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RUFINO'</text:p>
          </table:table-cell>
          <table:table-cell office:value-type="string" calcext:value-type="string">
            <text:p>'HENRIQUE DE CASTRO RUFIN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21.0848.40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ARTHUR'</text:p>
          </table:table-cell>
          <table:table-cell office:value-type="string" calcext:value-type="string">
            <text:p>'ARTHUR HENRIQUE LIMA MACHADO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2.1824.24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DANIEL NASCIMENTO BORTOLOTTI NUN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21.0819.48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CRUZ'</text:p>
          </table:table-cell>
          <table:table-cell office:value-type="string" calcext:value-type="string">
            <text:p>'JOSE LUCAS DA SILVA MARIA CRUZ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21.0963.41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SERGIO ANDRE DOS SANTOS SILVA JUNIOR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21.0546.49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LUAN DA SILVA MENDES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21.0725.40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RAFAEL DE OLIVEIRA DINIZ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21.0572.49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 table:number-columns-repeated="2"/>
          <table:table-cell office:value-type="string" calcext:value-type="string">
            <text:p>'BRENO DE FREITAS GUIMARAES DA SILVA'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'21.0480.45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ABNER'</text:p>
          </table:table-cell>
          <table:table-cell office:value-type="string" calcext:value-type="string">
            <text:p>'ABNER DE OLIVEIR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21.0983.44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QUINTANILHA'</text:p>
          </table:table-cell>
          <table:table-cell office:value-type="string" calcext:value-type="string">
            <text:p>'PABLO FERNANDO QUINTANILHA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21.0631.41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NEVES'</text:p>
          </table:table-cell>
          <table:table-cell office:value-type="string" calcext:value-type="string">
            <text:p>'VICTOR NEVES DA SILV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21.1069.41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JOAO LINS'</text:p>
          </table:table-cell>
          <table:table-cell office:value-type="string" calcext:value-type="string">
            <text:p>'JO?O VICTOR LINS DE SOUZ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21.0970.46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BELÍDIO'</text:p>
          </table:table-cell>
          <table:table-cell office:value-type="string" calcext:value-type="string">
            <text:p>'LEONARDO BELÍDIO DE PAULA BAPTIST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02.1549.94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PEDRO '</text:p>
          </table:table-cell>
          <table:table-cell office:value-type="string" calcext:value-type="string">
            <text:p>'PEDRO LUCAS PEREIRA'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'21.0895.40'</text:p>
          </table:table-cell>
          <table:table-cell office:value-type="string" calcext:value-type="string">
            <text:p>'MN'</text:p>
          </table:table-cell>
          <table:table-cell office:value-type="string" calcext:value-type="string">
            <text:p>'QPA'</text:p>
          </table:table-cell>
          <table:table-cell/>
          <table:table-cell office:value-type="string" calcext:value-type="string">
            <text:p>'ALESSANDRO '</text:p>
          </table:table-cell>
          <table:table-cell office:value-type="string" calcext:value-type="string">
            <text:p>'ALESSANDRO ALMEIDA DE PAULA JUNIOR'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2145" meta:object-count="0"/>
    <meta:generator>LibreOffice/7.5.3.2$Windows_X86_64 LibreOffice_project/9f56dff12ba03b9acd7730a5a481eea045e468f3</meta:generator>
  </office:meta>
</office:document-meta>
</file>